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erif" svg:font-family="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0pt" fo:font-weight="bold" officeooo:rsid="0017b78f" officeooo:paragraph-rsid="0017b78f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Arial" fo:font-size="10pt" fo:font-weight="bold" officeooo:rsid="0017b78f" officeooo:paragraph-rsid="0017b78f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officeooo:rsid="001bfc4b" officeooo:paragraph-rsid="0017b78f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bold" officeooo:rsid="002dd4b6" officeooo:paragraph-rsid="002dd4b6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Arial" fo:font-size="10pt" officeooo:rsid="0017b78f" officeooo:paragraph-rsid="0017b78f" style:font-size-asian="10pt" style:font-size-complex="10pt"/>
    </style:style>
    <style:style style:name="P6" style:family="paragraph" style:parent-style-name="Standard">
      <style:text-properties style:font-name="Arial" fo:font-size="10pt" officeooo:rsid="001b4a7a" officeooo:paragraph-rsid="0017b78f" style:font-size-asian="10pt" style:font-size-complex="10pt"/>
    </style:style>
    <style:style style:name="P7" style:family="paragraph" style:parent-style-name="Standard">
      <style:text-properties style:font-name="Arial" fo:font-size="10pt" officeooo:rsid="002626a7" officeooo:paragraph-rsid="002626a7" style:font-size-asian="10pt" style:font-size-complex="10pt"/>
    </style:style>
    <style:style style:name="P8" style:family="paragraph" style:parent-style-name="Standard">
      <style:text-properties fo:color="#800000" style:font-name="Arial" fo:font-size="10pt" officeooo:rsid="001bfc4b" officeooo:paragraph-rsid="001bfc4b" style:font-size-asian="10pt" style:font-size-complex="10pt"/>
    </style:style>
    <style:style style:name="P9" style:family="paragraph" style:parent-style-name="Standard">
      <style:text-properties fo:color="#800000" style:font-name="Arial" fo:font-size="10pt" officeooo:rsid="0017b78f" officeooo:paragraph-rsid="0017b78f" style:font-size-asian="10pt" style:font-size-complex="10pt"/>
    </style:style>
    <style:style style:name="P10" style:family="paragraph" style:parent-style-name="Standard">
      <style:text-properties fo:color="#800000" style:font-name="Arial" fo:font-size="10pt" officeooo:rsid="001d9a26" officeooo:paragraph-rsid="001d9a26" style:font-size-asian="10pt" style:font-size-complex="10pt"/>
    </style:style>
    <style:style style:name="P11" style:family="paragraph" style:parent-style-name="Standard">
      <style:text-properties fo:color="#800000" style:font-name="Arial" fo:font-size="10pt" officeooo:rsid="00227c43" officeooo:paragraph-rsid="0023e043" style:font-size-asian="10pt" style:font-size-complex="10pt"/>
    </style:style>
    <style:style style:name="P12" style:family="paragraph" style:parent-style-name="Standard">
      <style:text-properties fo:color="#800000" style:font-name="Arial" fo:font-size="10pt" officeooo:rsid="002bfb3e" officeooo:paragraph-rsid="002bfb3e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fo:color="#800000" style:font-name="Arial" fo:font-size="10pt" officeooo:rsid="002dd4b6" officeooo:paragraph-rsid="002dd4b6" style:font-size-asian="10pt" style:font-size-complex="10pt"/>
    </style:style>
    <style:style style:name="T1" style:family="text">
      <style:text-properties officeooo:rsid="001bfc4b"/>
    </style:style>
    <style:style style:name="T2" style:family="text">
      <style:text-properties officeooo:rsid="001e7ee7"/>
    </style:style>
    <style:style style:name="T3" style:family="text">
      <style:text-properties officeooo:rsid="0020d849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officeooo:rsid="0023e043"/>
    </style:style>
    <style:style style:name="T6" style:family="text">
      <style:text-properties fo:color="#800000"/>
    </style:style>
    <style:style style:name="T7" style:family="text">
      <style:text-properties style:text-underline-style="solid" style:text-underline-width="auto" style:text-underline-color="font-color" officeooo:rsid="0023e043"/>
    </style:style>
    <style:style style:name="T8" style:family="text">
      <style:text-properties officeooo:rsid="0028b1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uestionário</text:p>
      <text:p text:style-name="P1"/>
      <text:p text:style-name="P1">Teoria do Direito e do Estado Moderno II</text:p>
      <text:p text:style-name="P1"/>
      <text:p text:style-name="P4">Aluno: Caio Fabio Costa Ibraim</text:p>
      <text:p text:style-name="P1"/>
      <text:p text:style-name="P1"/>
      <text:p text:style-name="P2"/>
      <text:p text:style-name="P5">1. Do ponto de vista geral, quais as principais diferenças entre as abordagens de uma “teoria do direito” positivista (Kelsen) e marxista?</text:p>
      <text:p text:style-name="P5"/>
      <text:p text:style-name="P7"><text:span text:style-name="T6">R:O Direito positivo tem como objeto um conjunto de normas e regras que regem a vida social de um determinado povo, para Marx o direito é oriundo das relações econômicas que fazem parte da superestrutura que move a sociedade.</text:span></text:p>
      <text:p text:style-name="P9"/>
      <text:p text:style-name="P5"/>
      <text:p text:style-name="P5">2. A partir do Prefácio da Crítica da Economia Política (Marx), como compreender o fenômeno do direito na produção da vida social?</text:p>
      <text:p text:style-name="P6"/>
      <text:p text:style-name="P8">R : Analisando o texto pode-se compreender que o fenômeno do direito na produção da vida social está <text:s/>condicionado ao modo de produção da vida material, e com a transformação do modelo econômico toda a estrutura social também sofre mudança assim como as formas jurídicas.</text:p>
      <text:p text:style-name="P5"/>
      <text:p text:style-name="P5">3. O elemento central da epistemologia kelseniana (Teoria da ciência) é <text:s/>a descrição de normas positi<text:span text:style-name="T1">v</text:span>as e sua cadeia de validade em um ordenamento jurídico. A partir do texto <text:span text:style-name="T8">d</text:span>e Pazello, qual seria a categoria central da Teoria do Direito de Pachukanis?</text:p>
      <text:p text:style-name="P5"/>
      <text:p text:style-name="P12">R:A teoria do direito estaria <text:s/>como aproximação entre a <text:s/>forma do direito e a forma-mercadoria.</text:p>
      <text:p text:style-name="P5"/>
      <text:p text:style-name="P5">4. Como Pachukanis trata a categoria “ideologia” em sua teoria do direito? Explique</text:p>
      <text:p text:style-name="P5"/>
      <text:p text:style-name="P10"><text:span text:style-name="T2">R:</text:span>Pachukanis <text:s/>trata a categoria “ideologia” como algo contestável, pois deve partir de uma manifestação não apenas psicológica, mas material. Não estando atrelada ao psiquismo humano, mas a consciência do Estado. <text:span text:style-name="T3">p.37-39</text:span></text:p>
      <text:p text:style-name="P5"/>
      <text:p text:style-name="P5">5. <text:s/>Para Pachukanis , haveria uma sociedade “sem direito”? Explique</text:p>
      <text:p text:style-name="P5"/>
      <text:p text:style-name="P11">R: <text:span text:style-name="T5">Não, pois Pachukanis compartilha da mesma leitura de Stutchka que afirma que “o direito é precisamente um sistema de relações sociais” </text:span><text:span text:style-name="T7">(STUCKA, 1988, p. 19)</text:span></text:p>
      <text:p text:style-name="P5"/>
      <text:p text:style-name="P5">6. Na interpretação de Pachukanis, Pazello compreende que forma jurídica se apresenta em “<text:span text:style-name="T4">momentos</text:span>” específicos. Explique.</text:p>
      <text:p text:style-name="P5"/>
      <text:p text:style-name="P13">R: Pazello entende que Pachukanis o direito de uma maneira sistemática, sendo compreendido nas formas jurídic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erif" svg:font-family="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3:36:11.516000000</meta:creation-date>
    <dc:date>2018-05-02T16:32:14.859000000</dc:date>
    <meta:editing-duration>PT22H46M48S</meta:editing-duration>
    <meta:editing-cycles>12</meta:editing-cycles>
    <meta:generator>LibreOffice/5.2.7.2$Windows_X86_64 LibreOffice_project/2b7f1e640c46ceb28adf43ee075a6e8b8439ed10</meta:generator>
    <meta:document-statistic meta:table-count="0" meta:image-count="0" meta:object-count="0" meta:page-count="1" meta:paragraph-count="15" meta:word-count="311" meta:character-count="1958" meta:non-whitespace-character-count="1656"/>
  </office:meta>
</office:document-meta>
</file>